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28000000564D4C4A99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bin"/>
    </style:style>
    <style:style style:name="P2" style:family="paragraph" style:parent-style-name="Standard">
      <style:paragraph-properties fo:text-align="center" style:justify-single-word="false"/>
      <style:text-properties style:font-name="Cabin" fo:font-size="36pt" style:font-size-asian="36pt" style:font-size-complex="36pt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marker-start-width="0.1701in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598in" svg:y="0.1874in" svg:width="5.75in" svg:height="0.8957in" draw:z-index="0"><draw:image xlink:href="Pictures/1000000000000228000000564D4C4A99.png" xlink:type="simple" xlink:show="embed" xlink:actuate="onLoad"/></draw:frame></text:p>
      <text:p text:style-name="P1"/>
      <text:p text:style-name="P1"/>
      <text:p text:style-name="P2"/>
      <text:p text:style-name="P2"><draw:line text:anchor-type="paragraph" draw:z-index="1" draw:style-name="gr1" draw:text-style-name="P3" svg:x1="2.6193in" svg:y1="0.4866in" svg:x2="5.5992in" svg:y2="0.4866in"><text:p/></draw:line>Code: <text:s text:c="30"/></text:p>
      <text:p text:style-name="P2"/>
      <text:p text:style-name="P2"/>
      <text:p text:style-name="P2"/>
      <text:p text:style-name="P2">Redeemable for</text:p>
      <text:p text:style-name="P2"/>
      <text:p text:style-name="P1"/>
      <text:p text:style-name="P1"><draw:line text:anchor-type="paragraph" draw:z-index="2" draw:style-name="gr1" draw:text-style-name="P3" svg:x1="0.9689in" svg:y1="0.1102in" svg:x2="6.0807in" svg:y2="0.1102in"><text:p/></draw:lin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Kanter</meta:initial-creator>
    <meta:creation-date>2012-12-05T15:49:46</meta:creation-date>
    <dc:date>2012-12-05T16:07:34</dc:date>
    <dc:creator>Max Kanter</dc:creator>
    <meta:editing-duration>PT16M54S</meta:editing-duration>
    <meta:editing-cycles>6</meta:editing-cycles>
    <meta:generator>LibreOffice/3.3$Linux LibreOffice_project/330m19$Build-401</meta:generator>
    <meta:document-statistic meta:table-count="0" meta:image-count="1" meta:object-count="0" meta:page-count="1" meta:paragraph-count="2" meta:word-count="3" meta:character-count="50"/>
  </office:meta>
</office:document-meta>
</file>